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分と戦う女戦士
「く・・・ぅ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Kh... uu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た、戦いは・・・今始まったばかり・・・」</text:p>
          </table:table-cell>
          <table:table-cell table:style-name="ce0"/>
          <table:table-cell table:style-name="ce0"/>
          <table:table-cell table:style-name="ce0" office:value-type="string">
            <text:p>Warrior of Inner Battles
“Th-The real fight has... only just begun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来た道を引き返すなど・・・愚の骨頂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It would be the height of folly... to turn
back know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試練を・・・乗り越えよ・・・っ！（ぷるぷるぷる）」</text:p>
          </table:table-cell>
          <table:table-cell table:style-name="ce0"/>
          <table:table-cell table:style-name="ce0"/>
          <table:table-cell table:style-name="ce0" office:value-type="string">
            <text:p>Warrior of Inner Battles
“Complete... the trial...! *shudder*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た、耐えなければ・・・この・・・卑劣な罠に・・・」</text:p>
          </table:table-cell>
          <table:table-cell table:style-name="ce0"/>
          <table:table-cell table:style-name="ce0"/>
          <table:table-cell table:style-name="ce0" office:value-type="string">
            <text:p>Warrior of Inner Battles
“I-I must resist... this temptation... of
cowards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真の・・せ、せんし・・ぁ、ぅ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True... w-warriors... ah, uh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試練を・・・くっ、ぅう・・っ！」</text:p>
          </table:table-cell>
          <table:table-cell table:style-name="ce0"/>
          <table:table-cell table:style-name="ce0"/>
          <table:table-cell table:style-name="ce0" office:value-type="string">
            <text:p>Warrior of Inner Battles
“Can overcome... kh... uuh!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ぁ、あ！　・・・だ、だめぇ・・・っ！」</text:p>
          </table:table-cell>
          <table:table-cell table:style-name="ce0"/>
          <table:table-cell table:style-name="ce0"/>
          <table:table-cell table:style-name="ce0" office:value-type="string">
            <text:p>Warrior of Inner Battles
“Ah, ah! ...N-Noo...!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・・・わ、私としたことが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...H-How could I have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この程度の試練に敗れるなど・・・ぅぅ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...Failed a trial such as this... oooh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ぐすん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*sniff*...”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森を抜けるまで耐える
つもりだったのだろうが、我慢できなかった
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ee, piping-hot. She planned to endure it all
the way through the forest, but evidently
failed to hold it i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2+01:00</meta:creation-date>
    <dc:date>2020-02-11T20:00:0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